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orphans="2" fo:widows="2" fo:text-indent="0.953cm" style:auto-text-indent="false" fo:background-color="#ffffff"/>
      <style:text-properties officeooo:paragraph-rsid="000d0b4f"/>
    </style:style>
    <style:style style:name="P2" style:family="paragraph" style:parent-style-name="Standard">
      <loext:graphic-properties draw:fill="solid" draw:fill-color="#ffffff"/>
      <style:paragraph-properties fo:margin-left="0cm" fo:margin-right="0cm" fo:orphans="2" fo:widows="2" fo:text-indent="0.953cm" style:auto-text-indent="false" fo:background-color="#ffffff"/>
      <style:text-properties fo:color="#000000" loext:opacity="100%" fo:font-size="12pt" officeooo:paragraph-rsid="000d0b4f" style:font-name-asian="Times New Roman" style:font-size-asian="12pt" style:font-size-complex="13pt"/>
    </style:style>
    <style:style style:name="P3" style:family="paragraph" style:parent-style-name="Standard" style:list-style-name="WWNum42">
      <style:paragraph-properties fo:margin-top="0cm" fo:margin-bottom="0cm" style:contextual-spacing="true" fo:text-align="center" style:justify-single-word="false" fo:orphans="2" fo:widows="2"/>
      <style:text-properties officeooo:paragraph-rsid="000d0b4f"/>
    </style:style>
    <style:style style:name="P4" style:family="paragraph" style:parent-style-name="Standard" style:list-style-name="WWNum41">
      <style:paragraph-properties fo:margin-top="0cm" fo:margin-bottom="0cm" style:contextual-spacing="true" fo:orphans="2" fo:widows="2"/>
      <style:text-properties officeooo:paragraph-rsid="000d0b4f"/>
    </style:style>
    <style:style style:name="P5" style:family="paragraph" style:parent-style-name="Standard" style:list-style-name="">
      <style:paragraph-properties fo:margin-left="0.953cm" fo:margin-right="0cm" fo:text-align="center" style:justify-single-word="false" fo:text-indent="0cm" style:auto-text-indent="false"/>
      <style:text-properties officeooo:paragraph-rsid="000d0b4f"/>
    </style:style>
    <style:style style:name="P6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0d0b4f" style:font-size-asian="12pt" style:font-weight-asian="bold" style:font-weight-complex="bold"/>
    </style:style>
    <style:style style:name="P7" style:family="paragraph" style:parent-style-name="Standard" style:list-style-name="WWNum41">
      <style:paragraph-properties fo:margin-left="0cm" fo:margin-right="0cm" fo:margin-top="0cm" fo:margin-bottom="0cm" style:contextual-spacing="true" fo:text-indent="1cm" style:auto-text-indent="false"/>
      <style:text-properties officeooo:paragraph-rsid="000d0b4f"/>
    </style:style>
    <style:style style:name="P8" style:family="paragraph" style:parent-style-name="Standard" style:list-style-name="">
      <style:paragraph-properties fo:margin-left="0cm" fo:margin-right="0cm" fo:margin-top="0cm" fo:margin-bottom="0cm" style:contextual-spacing="true" fo:orphans="2" fo:widows="2" fo:text-indent="1cm" style:auto-text-indent="false"/>
      <style:text-properties officeooo:paragraph-rsid="000d0b4f"/>
    </style:style>
    <style:style style:name="P9" style:family="paragraph" style:parent-style-name="Standard" style:list-style-name="WWNum41">
      <style:paragraph-properties fo:margin-left="0cm" fo:margin-right="0cm" fo:margin-top="0cm" fo:margin-bottom="0cm" style:contextual-spacing="true" fo:text-indent="1.501cm" style:auto-text-indent="false"/>
      <style:text-properties officeooo:paragraph-rsid="000d0b4f"/>
    </style:style>
    <style:style style:name="T1" style:family="text">
      <style:text-properties style:font-name="Times New Roman CYR" fo:font-size="12pt" style:font-size-asian="12pt" style:font-name-complex="Times New Roman CYR1"/>
    </style:style>
    <style:style style:name="T2" style:family="text">
      <style:text-properties style:font-name="Times New Roman CYR" fo:font-size="12pt" style:letter-kerning="true" style:font-size-asian="12pt" style:language-asian="en" style:country-asian="US" style:font-name-complex="Times New Roman CYR1" style:font-size-complex="11pt"/>
    </style:style>
    <style:style style:name="T3" style:family="text">
      <style:text-properties fo:color="#000000" loext:opacity="100%" fo:font-size="12pt" style:font-name-asian="Times New Roman" style:font-size-asian="12pt" style:font-size-complex="13pt"/>
    </style:style>
    <style:style style:name="T4" style:family="text">
      <style:text-properties fo:color="#000000" loext:opacity="100%" fo:font-size="12pt" style:font-name-asian="Times New Roman" style:font-size-asian="12pt" style:font-weight-complex="bold"/>
    </style:style>
    <style:style style:name="T5" style:family="text">
      <style:text-properties fo:font-size="12pt" fo:font-weight="bold" style:letter-kerning="true" style:font-size-asian="12pt" style:language-asian="en" style:country-asian="US" style:font-weight-asian="bold" style:font-size-complex="11pt" style:font-weight-complex="bold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style:letter-kerning="true" style:font-size-asian="12pt" style:language-asian="en" style:country-asian="US" style:font-size-complex="11pt" style:font-weight-complex="bold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3970280975" text:style-name="WWNum42">
        <text:list-item>
          <text:h text:style-name="P3" text:outline-level="1"><text:span text:style-name="T3"><text:s/></text:span><text:span text:style-name="T5">ПОЛИТИКА ОБРАБОТКИ ПЕРСОНАЛЬНЫХ ДАННЫХ </text:span></text:h>
        </text:list-item>
      </text:list>
      <text:h text:style-name="P5" text:outline-level="1"><text:span text:style-name="T6">на сайте </text:span><text:span text:style-name="T8"><text:database-display text:table-name="" text:table-type="table" text:column-name="OrgName">ООО «Волга-Дент»</text:database-display></text:span><text:span text:style-name="T6">.</text:span></text:h>
      <text:h text:style-name="P6" text:outline-level="1"/>
      <text:list xml:id="list4260290057" text:style-name="WWNum41">
        <text:list-item>
          <text:list>
            <text:list-item>
              <text:h text:style-name="P4" text:outline-level="1"><text:span text:style-name="T7">. Адрес официального веб-сайта </text:span><text:span text:style-name="T8"><text:database-display text:table-name="" text:table-type="table" text:column-name="OrgName">ООО «Волга-Дент»</text:database-display></text:span><text:span text:style-name="T7">: <text:s/></text:span><text:span text:style-name="T8"><text:database-display text:table-name="" text:table-type="table" text:column-name="ORGURL">https://volgadent21.ru</text:database-display></text:span></text:h>
            </text:list-item>
            <text:list-item>
              <text:h text:style-name="P7" text:outline-level="1"><text:span text:style-name="T7"><text:s/></text:span><text:span text:style-name="T8"><text:database-display text:table-name="" text:table-type="table" text:column-name="OrgName">ООО «Волга-Дент»</text:database-display></text:span><text:span text:style-name="T8"><text:s text:c="2"/></text:span><text:span text:style-name="T7">собирает с сайта следующие категории персональных данных: </text:span></text:h>
            </text:list-item>
          </text:list>
        </text:list-item>
      </text:list>
      <text:h text:style-name="P8" text:outline-level="1"><text:span text:style-name="T7">Фамилия, имя, отчество, адрес электронной почты.</text:span></text:h>
      <text:list xml:id="list123015059089707" text:continue-numbering="true" text:style-name="WWNum41">
        <text:list-item>
          <text:list>
            <text:list-item>
              <text:h text:style-name="P7" text:outline-level="1"><text:span text:style-name="T7">Цель обработки персональных данных: регистрация обращений.</text:span></text:h>
            </text:list-item>
            <text:list-item>
              <text:h text:style-name="P7" text:outline-level="1"><text:span text:style-name="T2">Срок обработки персональных данных, полученных с официального сайта </text:span><text:span text:style-name="T8"><text:database-display text:table-name="" text:table-type="table" text:column-name="OrgName">ООО «Волга-Дент»</text:database-display></text:span><text:span text:style-name="T8"><text:s/></text:span><text:span text:style-name="T2"><text:s/>через форму «написать нам письмо» до закрытия сайта.</text:span></text:h>
            </text:list-item>
            <text:list-item>
              <text:h text:style-name="P7" text:outline-level="1"><text:span text:style-name="T2"><text:s/>На сайте происходит сбор и обработка обезличенных данных о посетителях (в т.ч. файлов «cookie») с помощью сервисов интернет-статистики (Яндекс Метрика).</text:span></text:h>
            </text:list-item>
            <text:list-item>
              <text:h text:style-name="P9" text:outline-level="1"><text:span text:style-name="T2">Обезличенные данные посетителей сайта, собираемые с помощью сервисов интернет-статистики, служат для сбора информации о действиях посетителях на сайте, улучшения качества сайта и его содержания.</text:span></text:h>
            </text:list-item>
            <text:list-item>
              <text:h text:style-name="P9" text:outline-level="1"><text:span text:style-name="T2">В случае выявления неточностей в персональных данных, Посетитель сайта может актуализировать их, направив Оператору уведомление с помощью электронной почты на электронный адрес Оператора  </text:span><text:span text:style-name="T4"><text:database-display text:table-name="" text:table-type="table" text:column-name="OrgEmail">volga_dent@mail.ru</text:database-display></text:span><text:span text:style-name="T2">, либо на почтовый адрес Оператора </text:span><text:span text:style-name="T8"><text:database-display text:table-name="" text:table-type="table" text:column-name="OrgAddress">428000, Чувашская Республика, город Чебоксары, пр-кт Ленина, д.22, помещение 3 </text:database-display></text:span><text:span text:style-name="T2">, с пометкой «Актуализация персональных данных».</text:span></text:h>
              <text:list>
                <text:list-item>
                  <text:h text:style-name="P9" text:outline-level="1"><text:span text:style-name="T2">Посетитель сайта может в любой момент отозвать свое согласие на обработку персональных данных, направив Оператору уведомление с помощью электронной почты на электронный адрес Оператора </text:span><text:span text:style-name="T4"><text:database-display text:table-name="" text:table-type="table" text:column-name="OrgEmail">volga_dent@mail.ru</text:database-display></text:span><text:span text:style-name="T2">, либо на почтовый адрес Оператора: </text:span><text:span text:style-name="T8"><text:database-display text:table-name="" text:table-type="table" text:column-name="OrgAddress">428000, Чувашская Республика, город Чебоксары, пр-кт Ленина, д.22, помещение 3 </text:database-display></text:span><text:span text:style-name="T2"><text:s/>с пометкой «Отзыв согласия на обработку персональных данных». </text:span></text:h>
                </text:list-item>
                <text:list-item>
                  <text:h text:style-name="P9" text:outline-level="1"><text:span text:style-name="T2"><text:s/>Посетитель сайта может получить любые разъяснения по интересующим вопросам, касающимся обработки его персональных данных, обратившись к Оператору с помощью электронной почты </text:span><text:span text:style-name="T4"><text:database-display text:table-name="" text:table-type="table" text:column-name="OrgEmail">volga_dent@mail.ru</text:database-display></text:span><text:span text:style-name="T2">, либо на почтовый адрес Оператора: </text:span><text:span text:style-name="T8"><text:database-display text:table-name="" text:table-type="table" text:column-name="OrgAddress">428000, Чувашская Республика, город Чебоксары, пр-кт Ленина, д.22, помещение 3 </text:database-display></text:span><text:span text:style-name="T2">.</text:span></text:h>
                </text:list-item>
              </text:list>
            </text:list-item>
          </text:list>
        </text:list-item>
      </text:list>
      <text:p text:style-name="P1"><text:span text:style-name="T1">В данном документе будут отражены любые изменения политики обработки персональных данных Оператором. В случае существенных изменений Посетителю сайта может быть выслана информация на указанный им электронный адрес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2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7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12:29:19.888000000</meta:creation-date>
    <meta:generator>LibreOffice/7.1.3.2$Windows_X86_64 LibreOffice_project/47f78053abe362b9384784d31a6e56f8511eb1c1</meta:generator>
    <dc:date>2025-01-08T12:30:13.779000000</dc:date>
    <meta:editing-duration>PT54S</meta:editing-duration>
    <meta:editing-cycles>1</meta:editing-cycles>
    <meta:document-statistic meta:table-count="0" meta:image-count="0" meta:object-count="0" meta:page-count="1" meta:paragraph-count="13" meta:word-count="266" meta:character-count="2121" meta:non-whitespace-character-count="1866"/>
  </office:meta>
</office:document-meta>
</file>